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8.671cm" fo:min-width="8.775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8.275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8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48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7.9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/>
    </style:style>
    <style:style style:name="gr15" style:family="graphic" style:parent-style-name="Web_20_API">
      <style:graphic-properties draw:textarea-horizontal-align="justify" draw:textarea-vertical-align="middle" draw:auto-grow-height="false" fo:min-height="1.27cm" fo:min-width="8.2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AuthZ">
      <style:graphic-properties draw:textarea-horizontal-align="justify" draw:textarea-vertical-align="middle" draw:auto-grow-height="false" fo:min-height="1.376cm" fo:min-width="7.988cm"/>
    </style:style>
    <style:style style:name="P1" style:family="paragraph">
      <loext:graphic-properties draw:fill="none"/>
      <style:paragraph-properties fo:text-align="center"/>
      <style:text-properties style:font-name="Liberation Sans1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style:paragraph-properties fo:text-align="center"/>
      <style:text-properties style:font-name="Liberation Sans1"/>
    </style:style>
    <style:style style:name="P4" style:family="paragraph">
      <style:text-properties style:font-name="Liberation Sans1"/>
    </style:style>
    <style:style style:name="P5" style:family="paragraph">
      <loext:graphic-properties draw:fill="none" draw:fill-color="#ffffff"/>
      <style:text-properties style:font-name="Liberation Sans1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8p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8" style:family="paragraph">
      <loext:graphic-properties draw:fill="solid" draw:fill-color="#ffffff"/>
      <style:text-properties style:font-name="Liberation Sans1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81cm" svg:y1="3.821cm" svg:x2="18.81cm" svg:y2="15.251cm">
          <text:p/>
        </draw:line>
        <draw:custom-shape draw:style-name="gr2" draw:text-style-name="P2" draw:layer="layout" svg:width="9.325cm" svg:height="8.971cm" svg:x="14.1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27cm" svg:x="4.097cm" svg:y="2.251cm">
          <text:p text:style-name="P3">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5.251cm">
          <text:p/>
        </draw:line>
        <draw:custom-shape draw:style-name="gr4" draw:text-style-name="P3" draw:layer="layout" svg:width="9.579cm" svg:height="1.27cm" svg:x="14.073cm" svg:y="2.152cm">
          <text:p text:style-name="P3">Spring Web Applic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208cm" svg:y2="7.107cm">
          <text:p/>
        </draw:line>
        <draw:frame draw:style-name="gr6" draw:text-style-name="P5" draw:layer="layout" svg:width="4.054cm" svg:height="0.962cm" svg:x="9.226cm" svg:y="6.108cm">
          <draw:text-box>
            <text:p text:style-name="P4">GET /private</text:p>
          </draw:text-box>
        </draw:frame>
        <draw:custom-shape draw:style-name="gr7" draw:text-style-name="P3" draw:layer="layout" svg:width="8.275cm" svg:height="2.032cm" svg:x="14.788cm" svg:y="6.029cm">
          <text:p text:style-name="P3">FilterSecurity<text:line-break/>Intercep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275cm" svg:height="3.835cm" svg:x="14.784cm" svg:y="8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6.924cm" svg:height="1.673cm" svg:x="15.426cm" svg:y="8.547cm">
          <draw:text-box>
            <text:p text:style-name="P3"><text:span text:style-name="T1">ExceptionTranslation</text:span><text:span text:style-name="T1"><text:line-break/></text:span><text:span text:style-name="T1">Filter</text:span></text:p>
          </draw:text-box>
        </draw:frame>
        <draw:custom-shape draw:style-name="gr10" draw:text-style-name="P3" draw:layer="layout" svg:width="7.925cm" svg:height="1.443cm" svg:x="14.919cm" svg:y="10.433cm">
          <text:p text:style-name="P3">LoginUrl<text:line-break/>AuthenticationEntryPoi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1" draw:id="id1" draw:layer="layout" svg:x1="23.472cm" svg:y1="7.015cm" svg:x2="29.136cm" svg:y2="7.015cm">
          <text:p/>
        </draw:line>
        <draw:line draw:style-name="gr5" draw:text-style-name="P1" xml:id="id2" draw:id="id2" draw:layer="layout" svg:x1="29.136cm" svg:y1="9.406cm" svg:x2="23.472cm" svg:y2="9.355cm">
          <text:p/>
        </draw:line>
        <draw:line draw:style-name="gr5" draw:text-style-name="P1" draw:layer="layout" svg:x1="14.462cm" svg:y1="11.163cm" svg:x2="7.477cm" svg:y2="11.171cm">
          <text:p/>
        </draw:line>
        <draw:frame draw:style-name="gr11" draw:text-style-name="P5" draw:layer="layout" svg:width="4.761cm" svg:height="0.962cm" svg:x="9.226cm" svg:y="10.172cm">
          <draw:text-box>
            <text:p text:style-name="P4">Location: /login</text:p>
          </draw:text-box>
        </draw:frame>
        <draw:custom-shape draw:style-name="gr12" draw:text-style-name="P7" draw:layer="layout" svg:width="0.635cm" svg:height="0.635cm" svg:x="8.413cm" svg:y="6.235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24.088cm" svg:y="7.88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8.404cm" svg:y="10.36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604cm" svg:y1="12.915cm" svg:x2="14.208cm" svg:y2="12.915cm">
          <text:p/>
        </draw:line>
        <draw:frame draw:style-name="gr14" draw:text-style-name="P5" draw:layer="layout" svg:width="3.487cm" svg:height="0.962cm" svg:x="9.23cm" svg:y="11.874cm">
          <draw:text-box>
            <text:p text:style-name="P4">GET /login</text:p>
          </draw:text-box>
        </draw:frame>
        <draw:custom-shape draw:style-name="gr12" draw:text-style-name="P7" draw:layer="layout" svg:width="0.635cm" svg:height="0.635cm" svg:x="8.413cm" svg:y="11.95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8.274cm" svg:height="1.27cm" svg:x="14.824cm" svg:y="12.811cm">
          <text:p text:style-name="P3">LoginControll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208cm" svg:y1="14.059cm" svg:x2="7.477cm" svg:y2="14.059cm">
          <text:p/>
        </draw:line>
        <draw:frame draw:style-name="gr16" draw:text-style-name="P5" draw:layer="layout" svg:width="3.211cm" svg:height="0.962cm" svg:x="9.229cm" svg:y="13.174cm">
          <draw:text-box>
            <text:p text:style-name="P4">login.html</text:p>
          </draw:text-box>
        </draw:frame>
        <draw:custom-shape draw:style-name="gr12" draw:text-style-name="P7" draw:layer="layout" svg:width="0.635cm" svg:height="0.635cm" svg:x="8.413cm" svg:y="13.246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6.323cm" svg:height="0.962cm" svg:x="13.87cm" svg:y="4.529cm">
          <draw:text-box>
            <text:p text:style-name="P4"><text:span text:style-name="T2">SecurityFilterChain</text:span></text:p>
          </draw:text-box>
        </draw:frame>
        <draw:connector draw:style-name="gr18" draw:text-style-name="P9" draw:layer="layout" draw:line-skew="-0.443cm" svg:x1="29.136cm" svg:y1="7.015cm" svg:x2="29.136cm" svg:y2="9.38cm" draw:start-shape="id1" draw:start-glue-point="1" draw:end-shape="id2" draw:end-glue-point="1" svg:d="M29136 7015h58v2365h-58" svg:viewBox="0 0 59 2366">
          <text:p/>
        </draw:connector>
        <draw:custom-shape draw:style-name="gr19" draw:text-style-name="P3" draw:layer="layout" svg:width="8.136cm" svg:height="1.524cm" svg:x="25.039cm" svg:y="7.404cm">
          <text:p text:style-name="P3">AccessDeniedEx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2H4M13S</meta:editing-duration>
    <meta:editing-cycles>7</meta:editing-cycles>
    <meta:generator>LibreOffice/6.0.7.3$Linux_X86_64 LibreOffice_project/00m0$Build-3</meta:generator>
    <dc:date>2020-03-03T14:19:32.738874434</dc:date>
    <meta:document-statistic meta:object-count="28"/>
    <meta:template xlink:type="simple" xlink:actuate="onRequest" xlink:title="palette" xlink:href="../../../../../../../../../../../../../Templates/Spring/palette.otg" meta:date="2020-02-27T14:46:41.018535132"/>
  </office:meta>
</office:document-meta>
</file>